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Layout management</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layout management?</text:p>
          </draw:text-box>
        </draw:frame>
        <draw:frame presentation:style-name="pr4" draw:layer="layout" svg:width="24.639cm" svg:height="12.178cm" svg:x="1.4cm" svg:y="4.914cm" presentation:class="outline">
          <draw:text-box>
            <text:list text:style-name="L3">
              <text:list-item>
                <text:p>Different users have different size screens.</text:p>
              </text:list-item>
              <text:list-item>
                <text:p>Elegantly handle resize of the browser.</text:p>
              </text:list-item>
              <text:list-item>
                <text:p>The application should sane even tough it pulls different translations and the translation strings have different lengths.</text:p>
              </text:list-item>
              <text:list-item>
                <text:p>Avoiding hard coding pixels and inches into your HTML and JavaScript.</text:p>
              </text:list-item>
              <text:list-item>
                <text:p>You want to code high level behavior and not low level sizes (more portable, maintainable, ...).</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Doing layout management by hand...</text:p>
          </draw:text-box>
        </draw:frame>
        <draw:frame presentation:style-name="pr4" draw:layer="layout" svg:width="24.639cm" svg:height="13.882cm" svg:x="1.4cm" svg:y="4.914cm" presentation:class="outline" presentation:user-transformed="true">
          <draw:text-box>
            <text:list text:style-name="L3">
              <text:list-item>
                <text:p>Can be done...</text:p>
              </text:list-item>
              <text:list-item>
                <text:p>All you need to do is catch <text:span text:style-name="T1">resize </text:span><text:span text:style-name="T2">events of the browser and recalculate sizes of components.</text:span></text:p>
              </text:list-item>
              <text:list-item>
                <text:p><text:span text:style-name="T2">See example (</text:span><text:span text:style-name="T1">jquery_controls/spacer.html</text:span><text:span text:style-name="T2">).</text:span></text:p>
              </text:list-item>
              <text:list-item>
                <text:p><text:span text:style-name="T2">But this is way too complicated to be hand written again and again.</text:span></text:p>
              </text:list-item>
              <text:list-item>
                <text:p><text:span text:style-name="T2">This code must be compartmentalized and reused.</text:span></text:p>
              </text:list-item>
              <text:list-item>
                <text:p><text:span text:style-name="T2">In come layout manager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What are layout managers?</text:p>
          </draw:text-box>
        </draw:frame>
        <draw:frame presentation:style-name="pr4" draw:layer="layout" svg:width="24.639cm" svg:height="12.178cm" svg:x="1.4cm" svg:y="4.914cm" presentation:class="outline">
          <draw:text-box>
            <text:list text:style-name="L3">
              <text:list-item>
                <text:p>The concept <text:span text:style-name="T1">LayoutManager </text:span><text:span text:style-name="T2">is similar to the widget concept.</text:span></text:p>
              </text:list-item>
              <text:list-item>
                <text:p><text:span text:style-name="T2">It is a general user interface concept, not tied to a specific technology or programming language.</text:span></text:p>
              </text:list-item>
              <text:list-item>
                <text:p><text:span text:style-name="T2">It means: </text:span><text:span text:style-name="T3">an object or component in charge of the placement and size of user interface components</text:span><text:span text:style-name="T2">.</text:span></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Reminder: <text:span text:style-name="T1">Ext.Component</text:span></text:p>
          </draw:text-box>
        </draw:frame>
        <draw:frame presentation:style-name="pr4" draw:layer="layout" svg:width="24.639cm" svg:height="12.178cm" svg:x="1.4cm" svg:y="4.914cm" presentation:class="outline">
          <draw:text-box>
            <text:list text:style-name="L3">
              <text:list-item>
                <text:p>In ExtJs any visual component is derived from <text:span text:style-name="T1">Ext.Component</text:span>.</text:p>
              </text:list-item>
              <text:list-item>
                <text:p>For instance, if you want to write a new visual component you would derive your component from <text:span text:style-name="T1">Ext.Component.</text:span></text:p>
              </text:list-item>
              <text:list-item>
                <text:p>If you do, however, you get almost no other help from Ext besides being a new component which means that you will probably want to derive from something more specific.</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Reminder: <text:span text:style-name="T1">Ext.container.Container</text:span></text:p>
          </draw:text-box>
        </draw:frame>
        <draw:frame presentation:style-name="pr4" draw:layer="layout" svg:width="24.639cm" svg:height="12.178cm" svg:x="1.4cm" svg:y="4.914cm" presentation:class="outline">
          <draw:text-box>
            <text:list text:style-name="L3">
              <text:list-item>
                <text:p>A specific kind of component (derived from <text:span text:style-name="T1">Ext.Component</text:span>).</text:p>
              </text:list-item>
              <text:list-item>
                <text:p>It is a component that can contain other components in its screen real estate.</text:p>
              </text:list-item>
              <text:list-item>
                <text:p>Any, more specific, type of container is derived from <text:span text:style-name="T1">Ext.container.Container</text:span>.</text:p>
              </text:list-item>
              <text:list-item>
                <text:p>Famous children of <text:span text:style-name="T1">Ext.container.Container:</text:span> <text:span text:style-name="T1">Ext.panel.Panel, Ext.window.Window, Ext.tab.Panel</text:span>.</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Layout Managers</text:p>
          </draw:text-box>
        </draw:frame>
        <draw:frame presentation:style-name="pr4" draw:layer="layout" svg:width="24.639cm" svg:height="15.152cm" svg:x="1.4cm" svg:y="4.914cm" presentation:class="outline" presentation:user-transformed="true">
          <draw:text-box>
            <text:list text:style-name="L3">
              <text:list-item>
                <text:p>How does a container know how to place it's children in it's real estate area?</text:p>
              </text:list-item>
              <text:list-item>
                <text:p>Answer: It consults a Layout Manager which is a different kind of beast.</text:p>
              </text:list-item>
              <text:list-item>
                <text:p>Every container (almost) has such a consultant.</text:p>
              </text:list-item>
              <text:list-item>
                <text:p>You set it using the <text:span text:style-name="T1">layout</text:span> property at container construction time.</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ayout Managers (cont)</text:p>
          </draw:text-box>
        </draw:frame>
        <draw:frame presentation:style-name="pr4" draw:layer="layout" svg:width="24.639cm" svg:height="12.178cm" svg:x="1.4cm" svg:y="4.914cm" presentation:class="outline">
          <draw:text-box>
            <text:list text:style-name="L3">
              <text:list-item>
                <text:p>A Layout manager is not a component.</text:p>
              </text:list-item>
              <text:list-item>
                <text:p>It does not have real estate area of it's own on the screen.</text:p>
              </text:list-item>
              <text:list-item>
                <text:p>It is not derived from <text:span text:style-name="T1">Ext.Component</text:span></text:p>
              </text:list-item>
              <text:list-item>
                <text:p>Rather, it is derived from <text:span text:style-name="T1">Ext.layout.Layout</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Famous Layout Managers...</text:p>
          </draw:text-box>
        </draw:frame>
        <draw:frame presentation:style-name="pr4" draw:layer="layout" svg:width="24.639cm" svg:height="12.178cm" svg:x="1.4cm" svg:y="4.914cm" presentation:class="outline">
          <draw:text-box>
            <text:list text:style-name="L3">
              <text:list-item>
                <text:p>Accordion, HBox, VBox, Border, Card, Fit, Absolute.</text:p>
              </text:list-item>
              <text:list-item>
                <text:p>You can even write your own layout managers if you think that the behavior you want is not supported by any of the existing layout managers.</text:p>
              </text:list-item>
              <text:list-item>
                <text:p>Mind you, this is usually not done. It's even less common than writing new components.</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Using layout managers</text:p>
          </draw:text-box>
        </draw:frame>
        <draw:frame presentation:style-name="pr4" draw:layer="layout" svg:width="24.639cm" svg:height="12.178cm" svg:x="1.4cm" svg:y="4.914cm" presentation:class="outline">
          <draw:text-box>
            <text:list text:style-name="L3">
              <text:list-item>
                <text:p>The main point: <text:span text:style-name="T4">Layout managers are used hierarchically</text:span></text:p>
              </text:list-item>
              <text:list-item>
                <text:p>you don't just use one of them to manage a whole screen but rather use one to manage the overall layout of the top most container and then use more containers with layout managers attached to them to manage the sub areas created.</text:p>
              </text:list-item>
              <text:list-item>
                <text:p>See example (<text:span text:style-name="T1">layout_many.html</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ewport</text:p>
          </draw:text-box>
        </draw:frame>
        <draw:frame presentation:style-name="pr4" draw:layer="layout" svg:width="24.639cm" svg:height="12.178cm" svg:x="1.4cm" svg:y="4.914cm" presentation:class="outline">
          <draw:text-box>
            <text:list text:style-name="L3">
              <text:list-item>
                <text:p>At the top most level of your user interface you want a container that 'grabs' the entire browser window.</text:p>
              </text:list-item>
              <text:list-item>
                <text:p><text:span text:style-name="T1">Ext.container.Viewport</text:span> is such a container and you would usually use it at that level.</text:p>
              </text:list-item>
              <text:list-item>
                <text:p>As a container it can have any layout manager advising it although it is usually used with a border layout manager.</text:p>
              </text:list-item>
              <text:list-item>
                <text:p>See example (<text:span text:style-name="T1">viewport_simple.html</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05:41:38</meta:creation-date>
    <meta:editing-duration>PT1H56M21S</meta:editing-duration>
    <meta:editing-cycles>11</meta:editing-cycles>
    <dc:date>2012-05-17T07:46:00</dc:date>
    <meta:generator>LibreOffice/3.5$Linux_x86 LibreOffice_project/350m1$Build-2</meta:generator>
    <meta:document-statistic meta:object-count="64"/>
  </office:meta>
</office:document-meta>
</file>